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Web" style:family="paragraph">
      <style:paragraph-properties fo:margin-top="0in" fo:margin-bottom="0in"/>
    </style:style>
    <style:style style:name="T3" style:parent-style-name="Policepardéfaut" style:family="text">
      <style:text-properties style:font-name="Arial" style:font-name-complex="Arial" fo:font-size="20pt" style:font-size-asian="20pt" style:font-size-complex="20pt"/>
    </style:style>
    <style:style style:name="T4" style:parent-style-name="Policepardéfaut" style:family="text">
      <style:text-properties style:font-name="Arial" style:font-name-complex="Arial" fo:color="#000000" fo:font-size="20pt" style:font-size-asian="20pt" style:font-size-complex="20pt"/>
    </style:style>
    <style:style style:name="T5" style:parent-style-name="Policepardéfaut" style:family="text">
      <style:text-properties style:font-name="Arial" style:font-name-complex="Arial" fo:color="#000000" fo:font-size="22pt" style:font-size-asian="22pt" style:font-size-complex="22pt"/>
    </style:style>
    <style:style style:name="P6" style:parent-style-name="NormalWeb" style:family="paragraph">
      <style:paragraph-properties fo:margin-top="0in" fo:margin-bottom="0in"/>
      <style:text-properties style:font-name="Arial" style:font-name-complex="Arial" fo:font-size="14pt" style:font-size-asian="14pt" style:font-size-complex="14pt"/>
    </style:style>
    <style:style style:name="P7" style:parent-style-name="NormalWeb" style:family="paragraph">
      <style:paragraph-properties fo:margin-top="0in" fo:margin-bottom="0in"/>
    </style:style>
    <style:style style:name="T8" style:parent-style-name="Policepardéfaut" style:family="text">
      <style:text-properties style:font-name="Arial" style:font-name-complex="Arial" fo:color="#000000" fo:font-size="14pt" style:font-size-asian="14pt" style:font-size-complex="14pt"/>
    </style:style>
    <style:style style:name="P9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4pt" style:font-size-asian="14pt" style:font-size-complex="14pt" style:language-asian="fr" style:country-asian="FR" fo:hyphenate="true"/>
    </style:style>
    <style:style style:name="P10" style:parent-style-name="Normal" style:family="paragraph">
      <style:paragraph-properties style:vertical-align="auto" fo:margin-bottom="0in" fo:line-height="100%"/>
      <style:text-properties fo:hyphenate="true"/>
    </style:style>
    <style:style style:name="T11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12" style:parent-style-name="NormalWeb" style:family="paragraph">
      <style:paragraph-properties fo:margin-top="0in" fo:margin-bottom="0in"/>
      <style:text-properties style:font-name="Arial" style:font-name-complex="Arial"/>
    </style:style>
    <style:style style:name="P13" style:parent-style-name="NormalWeb" style:family="paragraph">
      <style:paragraph-properties fo:margin-top="0in" fo:margin-bottom="0in"/>
    </style:style>
    <style:style style:name="T14" style:parent-style-name="Policepardéfaut" style:family="text">
      <style:text-properties style:font-name="Arial" style:font-name-complex="Arial" fo:font-size="22pt" style:font-size-asian="22pt" style:font-size-complex="22pt"/>
    </style:style>
    <style:style style:name="T15" style:parent-style-name="Policepardéfaut" style:family="text">
      <style:text-properties style:font-name="Arial" style:font-name-complex="Arial" fo:color="#000000" fo:font-size="22pt" style:font-size-asian="22pt" style:font-size-complex="22pt"/>
    </style:style>
    <style:style style:name="P16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style:language-asian="fr" style:country-asian="FR" fo:hyphenate="true"/>
    </style:style>
    <style:style style:name="P17" style:parent-style-name="Normal" style:family="paragraph">
      <style:paragraph-properties style:vertical-align="auto" fo:margin-bottom="0in" fo:line-height="100%"/>
      <style:text-properties fo:hyphenate="true"/>
    </style:style>
    <style:style style:name="T18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19" style:parent-style-name="Normal" style:family="paragraph">
      <style:paragraph-properties style:vertical-align="auto" fo:margin-bottom="0in" fo:line-height="100%"/>
      <style:text-properties fo:hyphenate="true"/>
    </style:style>
    <style:style style:name="T20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21" style:parent-style-name="Normal" style:family="paragraph">
      <style:paragraph-properties style:vertical-align="auto" fo:margin-bottom="0in" fo:line-height="100%"/>
      <style:text-properties fo:hyphenate="true"/>
    </style:style>
    <style:style style:name="T22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23" style:parent-style-name="Normal" style:family="paragraph">
      <style:paragraph-properties style:vertical-align="auto" fo:margin-bottom="0in" fo:line-height="100%"/>
      <style:text-properties fo:hyphenate="true"/>
    </style:style>
    <style:style style:name="T24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25" style:parent-style-name="Normal" style:family="paragraph">
      <style:paragraph-properties style:vertical-align="auto" fo:margin-bottom="0in" fo:line-height="100%"/>
      <style:text-properties fo:hyphenate="true"/>
    </style:style>
    <style:style style:name="T26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27" style:parent-style-name="Normal" style:family="paragraph">
      <style:paragraph-properties style:vertical-align="auto" fo:margin-bottom="0in" fo:line-height="100%"/>
      <style:text-properties fo:hyphenate="true"/>
    </style:style>
    <style:style style:name="T28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29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color="#000000" style:language-asian="fr" style:country-asian="FR" fo:hyphenate="true"/>
    </style:style>
    <style:style style:name="P30" style:parent-style-name="Normal" style:family="paragraph">
      <style:paragraph-properties style:vertical-align="auto" fo:margin-bottom="0in" fo:line-height="100%"/>
      <style:text-properties fo:hyphenate="true"/>
    </style:style>
    <style:style style:name="T31" style:parent-style-name="Policepardéfaut" style:family="text">
      <style:text-properties style:font-name="Arial" style:font-name-asian="Times New Roman" style:font-name-complex="Arial" fo:color="#000000" fo:font-size="22pt" style:font-size-asian="22pt" style:font-size-complex="22pt" style:language-asian="fr" style:country-asian="FR"/>
    </style:style>
    <style:style style:name="P32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color="#000000" style:language-asian="fr" style:country-asian="FR" fo:hyphenate="true"/>
    </style:style>
    <style:style style:name="P33" style:parent-style-name="Normal" style:family="paragraph">
      <style:paragraph-properties style:vertical-align="auto" fo:margin-bottom="0in" fo:line-height="100%"/>
      <style:text-properties fo:hyphenate="true"/>
    </style:style>
    <style:style style:name="T3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T35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T36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37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color="#000000" style:language-asian="fr" style:country-asian="FR" fo:hyphenate="true"/>
    </style:style>
    <style:style style:name="P38" style:parent-style-name="Normal" style:family="paragraph">
      <style:paragraph-properties style:vertical-align="auto" fo:margin-bottom="0in" fo:line-height="100%"/>
      <style:text-properties fo:hyphenate="true"/>
    </style:style>
    <style:style style:name="T39" style:parent-style-name="Policepardéfaut" style:family="text">
      <style:text-properties style:font-name="Arial" style:font-name-asian="Times New Roman" style:font-name-complex="Arial" fo:color="#000000" fo:font-size="22pt" style:font-size-asian="22pt" style:font-size-complex="22pt" style:language-asian="fr" style:country-asian="FR"/>
    </style:style>
    <style:style style:name="T40" style:parent-style-name="Policepardéfaut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T42" style:parent-style-name="Policepardéfaut" style:family="text">
      <style:text-properties style:font-name="Arial" style:font-name-asian="Times New Roman" style:font-name-complex="Arial" fo:color="#000000" fo:font-size="14pt" style:font-size-asian="14pt" style:font-size-complex="14pt" style:language-asian="fr" style:country-asian="FR"/>
    </style:style>
    <style:style style:name="P43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1312" draw:id="id0" draw:style-name="a0" draw:name="Zone de texte 2" text:anchor-type="paragraph" svg:x="0in" svg:y="0.2625in" svg:width="8.22917in" svg:height="8.27083in" style:rel-width="scale" style:rel-height="scale"><draw:text-box><text:p text:style-name="P2"><text:span text:style-name="T3">1)</text:span><text:span text:style-name="T4"><text:s/></text:span><text:span text:style-name="T5">Développement d’un site :</text:span></text:p><text:p text:style-name="P6"><text:s text:c="2"/></text:p><text:p text:style-name="P7"><text:span text:style-name="T8">-mettre en place des mini-sites mettant en avant des technologies informatiques spécifiques qui peuvent vite permettre à un collaborateur de monter en compétence sur un sujet en particulier.</text:span></text:p><text:p text:style-name="P9"/><text:p text:style-name="P10"><text:span text:style-name="T11">-créer un site regroupant toutes les vulnérabilités informatiques et les façons de se sécuriser ainsi que les dernières actualités</text:span></text:p><text:p text:style-name="P12"/><text:p text:style-name="P13"><text:span text:style-name="T14">2)</text:span><text:span text:style-name="T15"><text:s/>Besoin et Contrainte :</text:span></text:p><text:p text:style-name="P16"/><text:p text:style-name="P17"><text:span text:style-name="T18">-HTML/CSS seulement</text:span></text:p><text:p text:style-name="P19"><text:span text:style-name="T20">-sur multi-navigateur</text:span></text:p><text:p text:style-name="P21"><text:span text:style-name="T22">- une seule page</text:span></text:p><text:p text:style-name="P23"><text:span text:style-name="T24">-un élément dynamique</text:span></text:p><text:p text:style-name="P25"><text:span text:style-name="T26">- ancres obligatoires</text:span></text:p><text:p text:style-name="P27"><text:span text:style-name="T28">-pas de JavaScript</text:span></text:p><text:p text:style-name="P29"/><text:p text:style-name="P30"><text:span text:style-name="T31">3)Les plus</text:span></text:p><text:p text:style-name="P32"/><text:p text:style-name="P33"><text:span text:style-name="T34">-</text:span><text:span text:style-name="T35">des éléments dynamiques supp</text:span><text:span text:style-name="T36"><text:line-break/>-fichier CSS séparées</text:span></text:p><text:p text:style-name="P37"/><text:p text:style-name="P38"><text:span text:style-name="T39">4)Résultat Attendu :</text:span></text:p><text:p text:style-name="Normal"><text:span text:style-name="T40"><text:line-break/></text:span><text:span text:style-name="T41">Upload sur le GitHub avec le cahier des charges fonctionnel de votre site ainsi que la page et son CSS.</text:span><text:span text:style-name="T42"><text:line-break/></text:span></text:p></draw:text-box><svg:title/><svg:desc/></draw:frame>https://discord.gg/TTs9C<draw:custom-shape svg:x="-0.97361in" svg:y="-0.98403in" svg:width="8.25in" svg:height="1.25in" draw:z-index="251659264" draw:id="id1" draw:style-name="a1" draw:name="Rectangle 1" text:anchor-type="paragraph"><svg:title/><svg:desc/><text:p text:style-name="P43">CAHIER DES CHARGES<text:s/>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go berthon</meta:initial-creator>
    <dc:creator>hugo berthon</dc:creator>
    <meta:creation-date>2018-11-05T17:31:00Z</meta:creation-date>
    <dc:date>2018-11-05T17:46:00Z</dc:date>
    <meta:template xlink:href="Normal.dotm" xlink:type="simple"/>
    <meta:editing-cycles>2</meta:editing-cycles>
    <meta:editing-duration>PT720S</meta:editing-duration>
    <meta:document-statistic meta:page-count="1" meta:paragraph-count="1" meta:word-count="4" meta:character-count="26" meta:row-count="1" meta:non-whitespace-character-count="23"/>
  </office:meta>
</office:document-meta>
</file>